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formance_result_100_chunksize1000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3303" calcext:value-type="float">
            <text:p>1.54330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1.544356" calcext:value-type="float">
            <text:p>1.544356</text:p>
          </table:table-cell>
          <table:table-cell office:value-type="float" office:value="1.029247" calcext:value-type="float">
            <text:p>1.029247</text:p>
          </table:table-cell>
          <table:table-cell office:value-type="float" office:value="0.269905" calcext:value-type="float">
            <text:p>0.269905</text:p>
          </table:table-cell>
          <table:table-cell office:value-type="float" office:value="0.244963" calcext:value-type="float">
            <text:p>0.244963</text:p>
          </table:table-cell>
          <table:table-cell office:value-type="float" office:value="1.544481" calcext:value-type="float">
            <text:p>1.544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60345" calcext:value-type="float">
            <text:p>1.56034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1.560885" calcext:value-type="float">
            <text:p>1.560885</text:p>
          </table:table-cell>
          <table:table-cell office:value-type="float" office:value="1.296252" calcext:value-type="float">
            <text:p>1.296252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.124849" calcext:value-type="float">
            <text:p>0.124849</text:p>
          </table:table-cell>
          <table:table-cell office:value-type="float" office:value="1.561006" calcext:value-type="float">
            <text:p>1.561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64902" calcext:value-type="float">
            <text:p>1.564902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.565275" calcext:value-type="float">
            <text:p>1.565275</text:p>
          </table:table-cell>
          <table:table-cell office:value-type="float" office:value="1.380347" calcext:value-type="float">
            <text:p>1.380347</text:p>
          </table:table-cell>
          <table:table-cell office:value-type="float" office:value="0.098641" calcext:value-type="float">
            <text:p>0.098641</text:p>
          </table:table-cell>
          <table:table-cell office:value-type="float" office:value="0.085797" calcext:value-type="float">
            <text:p>0.085797</text:p>
          </table:table-cell>
          <table:table-cell office:value-type="float" office:value="1.565391" calcext:value-type="float">
            <text:p>1.565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66835" calcext:value-type="float">
            <text:p>1.56683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.567122" calcext:value-type="float">
            <text:p>1.567122</text:p>
          </table:table-cell>
          <table:table-cell office:value-type="float" office:value="1.428072" calcext:value-type="float">
            <text:p>1.428072</text:p>
          </table:table-cell>
          <table:table-cell office:value-type="float" office:value="0.073795" calcext:value-type="float">
            <text:p>0.073795</text:p>
          </table:table-cell>
          <table:table-cell office:value-type="float" office:value="0.064664" calcext:value-type="float">
            <text:p>0.064664</text:p>
          </table:table-cell>
          <table:table-cell office:value-type="float" office:value="1.567237" calcext:value-type="float">
            <text:p>1.5672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75773" calcext:value-type="float">
            <text:p>1.575773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576005" calcext:value-type="float">
            <text:p>1.576005</text:p>
          </table:table-cell>
          <table:table-cell office:value-type="float" office:value="1.462081" calcext:value-type="float">
            <text:p>1.462081</text:p>
          </table:table-cell>
          <table:table-cell office:value-type="float" office:value="0.060771" calcext:value-type="float">
            <text:p>0.060771</text:p>
          </table:table-cell>
          <table:table-cell office:value-type="float" office:value="0.052465" calcext:value-type="float">
            <text:p>0.052465</text:p>
          </table:table-cell>
          <table:table-cell office:value-type="float" office:value="1.576122" calcext:value-type="float">
            <text:p>1.576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7459" calcext:value-type="float">
            <text:p>1.60745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607662" calcext:value-type="float">
            <text:p>1.607662</text:p>
          </table:table-cell>
          <table:table-cell office:value-type="float" office:value="1.509256" calcext:value-type="float">
            <text:p>1.509256</text:p>
          </table:table-cell>
          <table:table-cell office:value-type="float" office:value="0.052412" calcext:value-type="float">
            <text:p>0.052412</text:p>
          </table:table-cell>
          <table:table-cell office:value-type="float" office:value="0.04517" calcext:value-type="float">
            <text:p>0.04517</text:p>
          </table:table-cell>
          <table:table-cell office:value-type="float" office:value="1.607781" calcext:value-type="float">
            <text:p>1.607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622106" calcext:value-type="float">
            <text:p>1.62210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.622281" calcext:value-type="float">
            <text:p>1.622281</text:p>
          </table:table-cell>
          <table:table-cell office:value-type="float" office:value="1.535413" calcext:value-type="float">
            <text:p>1.535413</text:p>
          </table:table-cell>
          <table:table-cell office:value-type="float" office:value="0.04605" calcext:value-type="float">
            <text:p>0.04605</text:p>
          </table:table-cell>
          <table:table-cell office:value-type="float" office:value="0.039882" calcext:value-type="float">
            <text:p>0.039882</text:p>
          </table:table-cell>
          <table:table-cell office:value-type="float" office:value="1.622401" calcext:value-type="float">
            <text:p>1.622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73897" calcext:value-type="float">
            <text:p>1.67389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1.674066" calcext:value-type="float">
            <text:p>1.674066</text:p>
          </table:table-cell>
          <table:table-cell office:value-type="float" office:value="1.594299" calcext:value-type="float">
            <text:p>1.594299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0.036736" calcext:value-type="float">
            <text:p>0.036736</text:p>
          </table:table-cell>
          <table:table-cell office:value-type="float" office:value="1.674179" calcext:value-type="float">
            <text:p>1.674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76072" calcext:value-type="float">
            <text:p>1.67607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676229" calcext:value-type="float">
            <text:p>1.676229</text:p>
          </table:table-cell>
          <table:table-cell office:value-type="float" office:value="1.603404" calcext:value-type="float">
            <text:p>1.603404</text:p>
          </table:table-cell>
          <table:table-cell office:value-type="float" office:value="0.038173" calcext:value-type="float">
            <text:p>0.038173</text:p>
          </table:table-cell>
          <table:table-cell office:value-type="float" office:value="0.033442" calcext:value-type="float">
            <text:p>0.033442</text:p>
          </table:table-cell>
          <table:table-cell office:value-type="float" office:value="1.676319" calcext:value-type="float">
            <text:p>1.676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715561" calcext:value-type="float">
            <text:p>1.71556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1.715701" calcext:value-type="float">
            <text:p>1.715701</text:p>
          </table:table-cell>
          <table:table-cell office:value-type="float" office:value="1.647179" calcext:value-type="float">
            <text:p>1.647179</text:p>
          </table:table-cell>
          <table:table-cell office:value-type="float" office:value="0.035633" calcext:value-type="float">
            <text:p>0.035633</text:p>
          </table:table-cell>
          <table:table-cell office:value-type="float" office:value="0.031554" calcext:value-type="float">
            <text:p>0.031554</text:p>
          </table:table-cell>
          <table:table-cell office:value-type="float" office:value="1.715818" calcext:value-type="float">
            <text:p>1.715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2681" calcext:value-type="float">
            <text:p>1.7268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72694" calcext:value-type="float">
            <text:p>1.72694</text:p>
          </table:table-cell>
          <table:table-cell office:value-type="float" office:value="1.662251" calcext:value-type="float">
            <text:p>1.662251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1.727056" calcext:value-type="float">
            <text:p>1.727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88923" calcext:value-type="float">
            <text:p>1.78892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1.78905" calcext:value-type="float">
            <text:p>1.78905</text:p>
          </table:table-cell>
          <table:table-cell office:value-type="float" office:value="1.726665" calcext:value-type="float">
            <text:p>1.726665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28867" calcext:value-type="float">
            <text:p>0.028867</text:p>
          </table:table-cell>
          <table:table-cell office:value-type="float" office:value="1.789166" calcext:value-type="float">
            <text:p>1.789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86443" calcext:value-type="float">
            <text:p>1.786443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786562" calcext:value-type="float">
            <text:p>1.786562</text:p>
          </table:table-cell>
          <table:table-cell office:value-type="float" office:value="1.727049" calcext:value-type="float">
            <text:p>1.727049</text:p>
          </table:table-cell>
          <table:table-cell office:value-type="float" office:value="0.030243" calcext:value-type="float">
            <text:p>0.030243</text:p>
          </table:table-cell>
          <table:table-cell office:value-type="float" office:value="0.027519" calcext:value-type="float">
            <text:p>0.027519</text:p>
          </table:table-cell>
          <table:table-cell office:value-type="float" office:value="1.78668" calcext:value-type="float">
            <text:p>1.78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83913" calcext:value-type="float">
            <text:p>1.78391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.784026" calcext:value-type="float">
            <text:p>1.784026</text:p>
          </table:table-cell>
          <table:table-cell office:value-type="float" office:value="1.72707" calcext:value-type="float">
            <text:p>1.72707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1.784142" calcext:value-type="float">
            <text:p>1.784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74103" calcext:value-type="float">
            <text:p>1.77410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.774213" calcext:value-type="float">
            <text:p>1.774213</text:p>
          </table:table-cell>
          <table:table-cell office:value-type="float" office:value="1.719574" calcext:value-type="float">
            <text:p>1.719574</text:p>
          </table:table-cell>
          <table:table-cell office:value-type="float" office:value="0.027257" calcext:value-type="float">
            <text:p>0.027257</text:p>
          </table:table-cell>
          <table:table-cell office:value-type="float" office:value="0.025107" calcext:value-type="float">
            <text:p>0.025107</text:p>
          </table:table-cell>
          <table:table-cell office:value-type="float" office:value="1.774329" calcext:value-type="float">
            <text:p>1.774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3509" calcext:value-type="float">
            <text:p>0.883509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884583" calcext:value-type="float">
            <text:p>0.884583</text:p>
          </table:table-cell>
          <table:table-cell office:value-type="float" office:value="0.358542" calcext:value-type="float">
            <text:p>0.358542</text:p>
          </table:table-cell>
          <table:table-cell office:value-type="float" office:value="0.275951" calcext:value-type="float">
            <text:p>0.275951</text:p>
          </table:table-cell>
          <table:table-cell office:value-type="float" office:value="0.249799" calcext:value-type="float">
            <text:p>0.249799</text:p>
          </table:table-cell>
          <table:table-cell office:value-type="float" office:value="0.884706" calcext:value-type="float">
            <text:p>0.884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82917" calcext:value-type="float">
            <text:p>0.88291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883469" calcext:value-type="float">
            <text:p>0.883469</text:p>
          </table:table-cell>
          <table:table-cell office:value-type="float" office:value="0.613966" calcext:value-type="float">
            <text:p>0.613966</text:p>
          </table:table-cell>
          <table:table-cell office:value-type="float" office:value="0.142194" calcext:value-type="float">
            <text:p>0.142194</text:p>
          </table:table-cell>
          <table:table-cell office:value-type="float" office:value="0.126827" calcext:value-type="float">
            <text:p>0.126827</text:p>
          </table:table-cell>
          <table:table-cell office:value-type="float" office:value="0.883593" calcext:value-type="float">
            <text:p>0.883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84477" calcext:value-type="float">
            <text:p>0.884477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884857" calcext:value-type="float">
            <text:p>0.884857</text:p>
          </table:table-cell>
          <table:table-cell office:value-type="float" office:value="0.698151" calcext:value-type="float">
            <text:p>0.698151</text:p>
          </table:table-cell>
          <table:table-cell office:value-type="float" office:value="0.099743" calcext:value-type="float">
            <text:p>0.099743</text:p>
          </table:table-cell>
          <table:table-cell office:value-type="float" office:value="0.086438" calcext:value-type="float">
            <text:p>0.086438</text:p>
          </table:table-cell>
          <table:table-cell office:value-type="float" office:value="0.884971" calcext:value-type="float">
            <text:p>0.884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7684" calcext:value-type="float">
            <text:p>0.887684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887972" calcext:value-type="float">
            <text:p>0.887972</text:p>
          </table:table-cell>
          <table:table-cell office:value-type="float" office:value="0.746337" calcext:value-type="float">
            <text:p>0.746337</text:p>
          </table:table-cell>
          <table:table-cell office:value-type="float" office:value="0.075197" calcext:value-type="float">
            <text:p>0.075197</text:p>
          </table:table-cell>
          <table:table-cell office:value-type="float" office:value="0.065812" calcext:value-type="float">
            <text:p>0.065812</text:p>
          </table:table-cell>
          <table:table-cell office:value-type="float" office:value="0.888086" calcext:value-type="float">
            <text:p>0.888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87432" calcext:value-type="float">
            <text:p>0.88743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887672" calcext:value-type="float">
            <text:p>0.887672</text:p>
          </table:table-cell>
          <table:table-cell office:value-type="float" office:value="0.771077" calcext:value-type="float">
            <text:p>0.771077</text:p>
          </table:table-cell>
          <table:table-cell office:value-type="float" office:value="0.061795" calcext:value-type="float">
            <text:p>0.061795</text:p>
          </table:table-cell>
          <table:table-cell office:value-type="float" office:value="0.054078" calcext:value-type="float">
            <text:p>0.054078</text:p>
          </table:table-cell>
          <table:table-cell office:value-type="float" office:value="0.887789" calcext:value-type="float">
            <text:p>0.887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09775" calcext:value-type="float">
            <text:p>0.90977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909981" calcext:value-type="float">
            <text:p>0.909981</text:p>
          </table:table-cell>
          <table:table-cell office:value-type="float" office:value="0.809467" calcext:value-type="float">
            <text:p>0.809467</text:p>
          </table:table-cell>
          <table:table-cell office:value-type="float" office:value="0.053219" calcext:value-type="float">
            <text:p>0.053219</text:p>
          </table:table-cell>
          <table:table-cell office:value-type="float" office:value="0.046458" calcext:value-type="float">
            <text:p>0.046458</text:p>
          </table:table-cell>
          <table:table-cell office:value-type="float" office:value="0.910094" calcext:value-type="float">
            <text:p>0.910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2913" calcext:value-type="float">
            <text:p>0.9291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929314" calcext:value-type="float">
            <text:p>0.929314</text:p>
          </table:table-cell>
          <table:table-cell office:value-type="float" office:value="0.839674" calcext:value-type="float">
            <text:p>0.839674</text:p>
          </table:table-cell>
          <table:table-cell office:value-type="float" office:value="0.047196" calcext:value-type="float">
            <text:p>0.047196</text:p>
          </table:table-cell>
          <table:table-cell office:value-type="float" office:value="0.041479" calcext:value-type="float">
            <text:p>0.041479</text:p>
          </table:table-cell>
          <table:table-cell office:value-type="float" office:value="0.929427" calcext:value-type="float">
            <text:p>0.929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27657" calcext:value-type="float">
            <text:p>0.92765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927823" calcext:value-type="float">
            <text:p>0.927823</text:p>
          </table:table-cell>
          <table:table-cell office:value-type="float" office:value="0.847077" calcext:value-type="float">
            <text:p>0.847077</text:p>
          </table:table-cell>
          <table:table-cell office:value-type="float" office:value="0.042252" calcext:value-type="float">
            <text:p>0.042252</text:p>
          </table:table-cell>
          <table:table-cell office:value-type="float" office:value="0.03741" calcext:value-type="float">
            <text:p>0.03741</text:p>
          </table:table-cell>
          <table:table-cell office:value-type="float" office:value="0.927923" calcext:value-type="float">
            <text:p>0.927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42717" calcext:value-type="float">
            <text:p>0.94271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42867" calcext:value-type="float">
            <text:p>0.942867</text:p>
          </table:table-cell>
          <table:table-cell office:value-type="float" office:value="0.868415" calcext:value-type="float">
            <text:p>0.868415</text:p>
          </table:table-cell>
          <table:table-cell office:value-type="float" office:value="0.038787" calcext:value-type="float">
            <text:p>0.038787</text:p>
          </table:table-cell>
          <table:table-cell office:value-type="float" office:value="0.034445" calcext:value-type="float">
            <text:p>0.034445</text:p>
          </table:table-cell>
          <table:table-cell office:value-type="float" office:value="0.942981" calcext:value-type="float">
            <text:p>0.9429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61349" calcext:value-type="float">
            <text:p>0.96134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96149" calcext:value-type="float">
            <text:p>0.96149</text:p>
          </table:table-cell>
          <table:table-cell office:value-type="float" office:value="0.891848" calcext:value-type="float">
            <text:p>0.891848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32242" calcext:value-type="float">
            <text:p>0.032242</text:p>
          </table:table-cell>
          <table:table-cell office:value-type="float" office:value="0.961606" calcext:value-type="float">
            <text:p>0.961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90557" calcext:value-type="float">
            <text:p>0.99055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990691" calcext:value-type="float">
            <text:p>0.990691</text:p>
          </table:table-cell>
          <table:table-cell office:value-type="float" office:value="0.924522" calcext:value-type="float">
            <text:p>0.924522</text:p>
          </table:table-cell>
          <table:table-cell office:value-type="float" office:value="0.033952" calcext:value-type="float">
            <text:p>0.033952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990804" calcext:value-type="float">
            <text:p>0.990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987763" calcext:value-type="float">
            <text:p>0.98776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987886" calcext:value-type="float">
            <text:p>0.987886</text:p>
          </table:table-cell>
          <table:table-cell office:value-type="float" office:value="0.925646" calcext:value-type="float">
            <text:p>0.925646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87728" calcext:value-type="float">
            <text:p>0.987728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987851" calcext:value-type="float">
            <text:p>0.987851</text:p>
          </table:table-cell>
          <table:table-cell office:value-type="float" office:value="0.929174" calcext:value-type="float">
            <text:p>0.92917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027239" calcext:value-type="float">
            <text:p>0.027239</text:p>
          </table:table-cell>
          <table:table-cell office:value-type="float" office:value="0.987967" calcext:value-type="float">
            <text:p>0.987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98348" calcext:value-type="float">
            <text:p>0.98348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983591" calcext:value-type="float">
            <text:p>0.983591</text:p>
          </table:table-cell>
          <table:table-cell office:value-type="float" office:value="0.926424" calcext:value-type="float">
            <text:p>0.92642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6089" calcext:value-type="float">
            <text:p>0.026089</text:p>
          </table:table-cell>
          <table:table-cell office:value-type="float" office:value="0.9837" calcext:value-type="float">
            <text:p>0.9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5198" calcext:value-type="float">
            <text:p>0.665198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666289" calcext:value-type="float">
            <text:p>0.666289</text:p>
          </table:table-cell>
          <table:table-cell office:value-type="float" office:value="0.133608" calcext:value-type="float">
            <text:p>0.133608</text:p>
          </table:table-cell>
          <table:table-cell office:value-type="float" office:value="0.279468" calcext:value-type="float">
            <text:p>0.279468</text:p>
          </table:table-cell>
          <table:table-cell office:value-type="float" office:value="0.252912" calcext:value-type="float">
            <text:p>0.252912</text:p>
          </table:table-cell>
          <table:table-cell office:value-type="float" office:value="0.666405" calcext:value-type="float">
            <text:p>0.666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2066" calcext:value-type="float">
            <text:p>0.662066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662624" calcext:value-type="float">
            <text:p>0.662624</text:p>
          </table:table-cell>
          <table:table-cell office:value-type="float" office:value="0.391063" calcext:value-type="float">
            <text:p>0.39106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27742" calcext:value-type="float">
            <text:p>0.127742</text:p>
          </table:table-cell>
          <table:table-cell office:value-type="float" office:value="0.662744" calcext:value-type="float">
            <text:p>0.662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4993" calcext:value-type="float">
            <text:p>0.664993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665376" calcext:value-type="float">
            <text:p>0.665376</text:p>
          </table:table-cell>
          <table:table-cell office:value-type="float" office:value="0.477732" calcext:value-type="float">
            <text:p>0.477732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086968" calcext:value-type="float">
            <text:p>0.086968</text:p>
          </table:table-cell>
          <table:table-cell office:value-type="float" office:value="0.665492" calcext:value-type="float">
            <text:p>0.665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69228" calcext:value-type="float">
            <text:p>0.669228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669523" calcext:value-type="float">
            <text:p>0.669523</text:p>
          </table:table-cell>
          <table:table-cell office:value-type="float" office:value="0.525695" calcext:value-type="float">
            <text:p>0.525695</text:p>
          </table:table-cell>
          <table:table-cell office:value-type="float" office:value="0.076111" calcext:value-type="float">
            <text:p>0.076111</text:p>
          </table:table-cell>
          <table:table-cell office:value-type="float" office:value="0.066783" calcext:value-type="float">
            <text:p>0.066783</text:p>
          </table:table-cell>
          <table:table-cell office:value-type="float" office:value="0.669636" calcext:value-type="float">
            <text:p>0.669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86981" calcext:value-type="float">
            <text:p>0.686981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687238" calcext:value-type="float">
            <text:p>0.687238</text:p>
          </table:table-cell>
          <table:table-cell office:value-type="float" office:value="0.56697" calcext:value-type="float">
            <text:p>0.56697</text:p>
          </table:table-cell>
          <table:table-cell office:value-type="float" office:value="0.063682" calcext:value-type="float">
            <text:p>0.063682</text:p>
          </table:table-cell>
          <table:table-cell office:value-type="float" office:value="0.055628" calcext:value-type="float">
            <text:p>0.055628</text:p>
          </table:table-cell>
          <table:table-cell office:value-type="float" office:value="0.687352" calcext:value-type="float">
            <text:p>0.687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3121" calcext:value-type="float">
            <text:p>0.693121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693343" calcext:value-type="float">
            <text:p>0.693343</text:p>
          </table:table-cell>
          <table:table-cell office:value-type="float" office:value="0.590071" calcext:value-type="float">
            <text:p>0.590071</text:p>
          </table:table-cell>
          <table:table-cell office:value-type="float" office:value="0.054557" calcext:value-type="float">
            <text:p>0.054557</text:p>
          </table:table-cell>
          <table:table-cell office:value-type="float" office:value="0.047808" calcext:value-type="float">
            <text:p>0.047808</text:p>
          </table:table-cell>
          <table:table-cell office:value-type="float" office:value="0.69345" calcext:value-type="float">
            <text:p>0.69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93509" calcext:value-type="float">
            <text:p>0.693509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02859" calcext:value-type="float">
            <text:p>0.602859</text:p>
          </table:table-cell>
          <table:table-cell office:value-type="float" office:value="0.047559" calcext:value-type="float">
            <text:p>0.047559</text:p>
          </table:table-cell>
          <table:table-cell office:value-type="float" office:value="0.042058" calcext:value-type="float">
            <text:p>0.042058</text:p>
          </table:table-cell>
          <table:table-cell office:value-type="float" office:value="0.693815" calcext:value-type="float">
            <text:p>0.693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00975" calcext:value-type="float">
            <text:p>0.70097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701146" calcext:value-type="float">
            <text:p>0.701146</text:p>
          </table:table-cell>
          <table:table-cell office:value-type="float" office:value="0.620015" calcext:value-type="float">
            <text:p>0.620015</text:p>
          </table:table-cell>
          <table:table-cell office:value-type="float" office:value="0.042269" calcext:value-type="float">
            <text:p>0.042269</text:p>
          </table:table-cell>
          <table:table-cell office:value-type="float" office:value="0.037426" calcext:value-type="float">
            <text:p>0.037426</text:p>
          </table:table-cell>
          <table:table-cell office:value-type="float" office:value="0.70126" calcext:value-type="float">
            <text:p>0.70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26435" calcext:value-type="float">
            <text:p>0.726435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.726595" calcext:value-type="float">
            <text:p>0.726595</text:p>
          </table:table-cell>
          <table:table-cell office:value-type="float" office:value="0.648779" calcext:value-type="float">
            <text:p>0.648779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.726711" calcext:value-type="float">
            <text:p>0.7267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74124" calcext:value-type="float">
            <text:p>0.74124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41389" calcext:value-type="float">
            <text:p>0.741389</text:p>
          </table:table-cell>
          <table:table-cell office:value-type="float" office:value="0.669431" calcext:value-type="float">
            <text:p>0.669431</text:p>
          </table:table-cell>
          <table:table-cell office:value-type="float" office:value="0.037262" calcext:value-type="float">
            <text:p>0.037262</text:p>
          </table:table-cell>
          <table:table-cell office:value-type="float" office:value="0.033114" calcext:value-type="float">
            <text:p>0.033114</text:p>
          </table:table-cell>
          <table:table-cell office:value-type="float" office:value="0.741495" calcext:value-type="float">
            <text:p>0.7414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739622" calcext:value-type="float">
            <text:p>0.73962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739759" calcext:value-type="float">
            <text:p>0.739759</text:p>
          </table:table-cell>
          <table:table-cell office:value-type="float" office:value="0.673063" calcext:value-type="float">
            <text:p>0.673063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0.030598" calcext:value-type="float">
            <text:p>0.030598</text:p>
          </table:table-cell>
          <table:table-cell office:value-type="float" office:value="0.739877" calcext:value-type="float">
            <text:p>0.739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742208" calcext:value-type="float">
            <text:p>0.742208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742338" calcext:value-type="float">
            <text:p>0.742338</text:p>
          </table:table-cell>
          <table:table-cell office:value-type="float" office:value="0.678226" calcext:value-type="float">
            <text:p>0.678226</text:p>
          </table:table-cell>
          <table:table-cell office:value-type="float" office:value="0.032932" calcext:value-type="float">
            <text:p>0.032932</text:p>
          </table:table-cell>
          <table:table-cell office:value-type="float" office:value="0.029083" calcext:value-type="float">
            <text:p>0.029083</text:p>
          </table:table-cell>
          <table:table-cell office:value-type="float" office:value="0.74245" calcext:value-type="float">
            <text:p>0.74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39129" calcext:value-type="float">
            <text:p>0.739129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739258" calcext:value-type="float">
            <text:p>0.739258</text:p>
          </table:table-cell>
          <table:table-cell office:value-type="float" office:value="0.678523" calcext:value-type="float">
            <text:p>0.678523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027414" calcext:value-type="float">
            <text:p>0.027414</text:p>
          </table:table-cell>
          <table:table-cell office:value-type="float" office:value="0.739369" calcext:value-type="float">
            <text:p>0.739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42537" calcext:value-type="float">
            <text:p>0.542537</text:p>
          </table:table-cell>
          <table:table-cell office:value-type="float" office:value="0.017207" calcext:value-type="float">
            <text:p>0.017207</text:p>
          </table:table-cell>
          <table:table-cell office:value-type="float" office:value="0.543643" calcext:value-type="float">
            <text:p>0.54364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284098" calcext:value-type="float">
            <text:p>0.284098</text:p>
          </table:table-cell>
          <table:table-cell office:value-type="float" office:value="0.257255" calcext:value-type="float">
            <text:p>0.257255</text:p>
          </table:table-cell>
          <table:table-cell office:value-type="float" office:value="0.543765" calcext:value-type="float">
            <text:p>0.5437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26671" calcext:value-type="float">
            <text:p>0.52667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527244" calcext:value-type="float">
            <text:p>0.527244</text:p>
          </table:table-cell>
          <table:table-cell office:value-type="float" office:value="0.249799" calcext:value-type="float">
            <text:p>0.249799</text:p>
          </table:table-cell>
          <table:table-cell office:value-type="float" office:value="0.145316" calcext:value-type="float">
            <text:p>0.145316</text:p>
          </table:table-cell>
          <table:table-cell office:value-type="float" office:value="0.130415" calcext:value-type="float">
            <text:p>0.130415</text:p>
          </table:table-cell>
          <table:table-cell office:value-type="float" office:value="0.527367" calcext:value-type="float">
            <text:p>0.527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525583" calcext:value-type="float">
            <text:p>0.525583</text:p>
          </table:table-cell>
          <table:table-cell office:value-type="float" office:value="0.334725" calcext:value-type="float">
            <text:p>0.334725</text:p>
          </table:table-cell>
          <table:table-cell office:value-type="float" office:value="0.101405" calcext:value-type="float">
            <text:p>0.101405</text:p>
          </table:table-cell>
          <table:table-cell office:value-type="float" office:value="0.088401" calcext:value-type="float">
            <text:p>0.088401</text:p>
          </table:table-cell>
          <table:table-cell office:value-type="float" office:value="0.525698" calcext:value-type="float">
            <text:p>0.525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34503" calcext:value-type="float">
            <text:p>0.534503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534812" calcext:value-type="float">
            <text:p>0.534812</text:p>
          </table:table-cell>
          <table:table-cell office:value-type="float" office:value="0.387255" calcext:value-type="float">
            <text:p>0.387255</text:p>
          </table:table-cell>
          <table:table-cell office:value-type="float" office:value="0.077944" calcext:value-type="float">
            <text:p>0.077944</text:p>
          </table:table-cell>
          <table:table-cell office:value-type="float" office:value="0.068623" calcext:value-type="float">
            <text:p>0.068623</text:p>
          </table:table-cell>
          <table:table-cell office:value-type="float" office:value="0.534929" calcext:value-type="float">
            <text:p>0.5349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39395" calcext:value-type="float">
            <text:p>0.539395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53965" calcext:value-type="float">
            <text:p>0.53965</text:p>
          </table:table-cell>
          <table:table-cell office:value-type="float" office:value="0.417572" calcext:value-type="float">
            <text:p>0.417572</text:p>
          </table:table-cell>
          <table:table-cell office:value-type="float" office:value="0.064443" calcext:value-type="float">
            <text:p>0.064443</text:p>
          </table:table-cell>
          <table:table-cell office:value-type="float" office:value="0.056545" calcext:value-type="float">
            <text:p>0.056545</text:p>
          </table:table-cell>
          <table:table-cell office:value-type="float" office:value="0.53974" calcext:value-type="float">
            <text:p>0.53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543437" calcext:value-type="float">
            <text:p>0.543437</text:p>
          </table:table-cell>
          <table:table-cell office:value-type="float" office:value="0.439918" calcext:value-type="float">
            <text:p>0.439918</text:p>
          </table:table-cell>
          <table:table-cell office:value-type="float" office:value="0.054593" calcext:value-type="float">
            <text:p>0.054593</text:p>
          </table:table-cell>
          <table:table-cell office:value-type="float" office:value="0.047959" calcext:value-type="float">
            <text:p>0.047959</text:p>
          </table:table-cell>
          <table:table-cell office:value-type="float" office:value="0.543551" calcext:value-type="float">
            <text:p>0.543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51177" calcext:value-type="float">
            <text:p>0.551177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551368" calcext:value-type="float">
            <text:p>0.551368</text:p>
          </table:table-cell>
          <table:table-cell office:value-type="float" office:value="0.45983" calcext:value-type="float">
            <text:p>0.45983</text:p>
          </table:table-cell>
          <table:table-cell office:value-type="float" office:value="0.047979" calcext:value-type="float">
            <text:p>0.047979</text:p>
          </table:table-cell>
          <table:table-cell office:value-type="float" office:value="0.042392" calcext:value-type="float">
            <text:p>0.042392</text:p>
          </table:table-cell>
          <table:table-cell office:value-type="float" office:value="0.551484" calcext:value-type="float">
            <text:p>0.551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61617" calcext:value-type="float">
            <text:p>0.56161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561792" calcext:value-type="float">
            <text:p>0.561792</text:p>
          </table:table-cell>
          <table:table-cell office:value-type="float" office:value="0.477973" calcext:value-type="float">
            <text:p>0.477973</text:p>
          </table:table-cell>
          <table:table-cell office:value-type="float" office:value="0.043507" calcext:value-type="float">
            <text:p>0.043507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.561911" calcext:value-type="float">
            <text:p>0.561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77025" calcext:value-type="float">
            <text:p>0.577025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577188" calcext:value-type="float">
            <text:p>0.577188</text:p>
          </table:table-cell>
          <table:table-cell office:value-type="float" office:value="0.499258" calcext:value-type="float">
            <text:p>0.499258</text:p>
          </table:table-cell>
          <table:table-cell office:value-type="float" office:value="0.040365" calcext:value-type="float">
            <text:p>0.040365</text:p>
          </table:table-cell>
          <table:table-cell office:value-type="float" office:value="0.035927" calcext:value-type="float">
            <text:p>0.035927</text:p>
          </table:table-cell>
          <table:table-cell office:value-type="float" office:value="0.57729" calcext:value-type="float">
            <text:p>0.577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77519" calcext:value-type="float">
            <text:p>0.577519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577669" calcext:value-type="float">
            <text:p>0.577669</text:p>
          </table:table-cell>
          <table:table-cell office:value-type="float" office:value="0.505782" calcext:value-type="float">
            <text:p>0.505782</text:p>
          </table:table-cell>
          <table:table-cell office:value-type="float" office:value="0.037241" calcext:value-type="float">
            <text:p>0.037241</text:p>
          </table:table-cell>
          <table:table-cell office:value-type="float" office:value="0.033118" calcext:value-type="float">
            <text:p>0.033118</text:p>
          </table:table-cell>
          <table:table-cell office:value-type="float" office:value="0.577778" calcext:value-type="float">
            <text:p>0.57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576615" calcext:value-type="float">
            <text:p>0.576615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576754" calcext:value-type="float">
            <text:p>0.576754</text:p>
          </table:table-cell>
          <table:table-cell office:value-type="float" office:value="0.509408" calcext:value-type="float">
            <text:p>0.509408</text:p>
          </table:table-cell>
          <table:table-cell office:value-type="float" office:value="0.034434" calcext:value-type="float">
            <text:p>0.034434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576859" calcext:value-type="float">
            <text:p>0.5768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581646" calcext:value-type="float">
            <text:p>0.581646</text:p>
          </table:table-cell>
          <table:table-cell office:value-type="float" office:value="0.516872" calcext:value-type="float">
            <text:p>0.516872</text:p>
          </table:table-cell>
          <table:table-cell office:value-type="float" office:value="0.033463" calcext:value-type="float">
            <text:p>0.033463</text:p>
          </table:table-cell>
          <table:table-cell office:value-type="float" office:value="0.028972" calcext:value-type="float">
            <text:p>0.028972</text:p>
          </table:table-cell>
          <table:table-cell office:value-type="float" office:value="0.581763" calcext:value-type="float">
            <text:p>0.581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42684" calcext:value-type="float">
            <text:p>0.542684</text:p>
          </table:table-cell>
          <table:table-cell office:value-type="float" office:value="0.072898" calcext:value-type="float">
            <text:p>0.072898</text:p>
          </table:table-cell>
          <table:table-cell office:value-type="float" office:value="0.543793" calcext:value-type="float">
            <text:p>0.543793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284499" calcext:value-type="float">
            <text:p>0.284499</text:p>
          </table:table-cell>
          <table:table-cell office:value-type="float" office:value="0.256793" calcext:value-type="float">
            <text:p>0.256793</text:p>
          </table:table-cell>
          <table:table-cell office:value-type="float" office:value="0.543917" calcext:value-type="float">
            <text:p>0.543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71864" calcext:value-type="float">
            <text:p>0.471864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72437" calcext:value-type="float">
            <text:p>0.472437</text:p>
          </table:table-cell>
          <table:table-cell office:value-type="float" office:value="0.195011" calcext:value-type="float">
            <text:p>0.195011</text:p>
          </table:table-cell>
          <table:table-cell office:value-type="float" office:value="0.145208" calcext:value-type="float">
            <text:p>0.145208</text:p>
          </table:table-cell>
          <table:table-cell office:value-type="float" office:value="0.131146" calcext:value-type="float">
            <text:p>0.131146</text:p>
          </table:table-cell>
          <table:table-cell office:value-type="float" office:value="0.472553" calcext:value-type="float">
            <text:p>0.472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488314" calcext:value-type="float">
            <text:p>0.488314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0.105455" calcext:value-type="float">
            <text:p>0.105455</text:p>
          </table:table-cell>
          <table:table-cell office:value-type="float" office:value="0.092546" calcext:value-type="float">
            <text:p>0.092546</text:p>
          </table:table-cell>
          <table:table-cell office:value-type="float" office:value="0.488422" calcext:value-type="float">
            <text:p>0.4884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87293" calcext:value-type="float">
            <text:p>0.487293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487618" calcext:value-type="float">
            <text:p>0.487618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0.079565" calcext:value-type="float">
            <text:p>0.079565</text:p>
          </table:table-cell>
          <table:table-cell office:value-type="float" office:value="0.07043" calcext:value-type="float">
            <text:p>0.07043</text:p>
          </table:table-cell>
          <table:table-cell office:value-type="float" office:value="0.487712" calcext:value-type="float">
            <text:p>0.487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85143" calcext:value-type="float">
            <text:p>0.485143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485398" calcext:value-type="float">
            <text:p>0.485398</text:p>
          </table:table-cell>
          <table:table-cell office:value-type="float" office:value="0.36345" calcext:value-type="float">
            <text:p>0.36345</text:p>
          </table:table-cell>
          <table:table-cell office:value-type="float" office:value="0.064356" calcext:value-type="float">
            <text:p>0.064356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0.485512" calcext:value-type="float">
            <text:p>0.485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1323" calcext:value-type="float">
            <text:p>0.491323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491544" calcext:value-type="float">
            <text:p>0.491544</text:p>
          </table:table-cell>
          <table:table-cell office:value-type="float" office:value="0.386613" calcext:value-type="float">
            <text:p>0.386613</text:p>
          </table:table-cell>
          <table:table-cell office:value-type="float" office:value="0.055318" calcext:value-type="float">
            <text:p>0.055318</text:p>
          </table:table-cell>
          <table:table-cell office:value-type="float" office:value="0.048496" calcext:value-type="float">
            <text:p>0.048496</text:p>
          </table:table-cell>
          <table:table-cell office:value-type="float" office:value="0.491636" calcext:value-type="float">
            <text:p>0.491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11518" calcext:value-type="float">
            <text:p>0.511518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511718" calcext:value-type="float">
            <text:p>0.511718</text:p>
          </table:table-cell>
          <table:table-cell office:value-type="float" office:value="0.41616" calcext:value-type="float">
            <text:p>0.41616</text:p>
          </table:table-cell>
          <table:table-cell office:value-type="float" office:value="0.049825" calcext:value-type="float">
            <text:p>0.049825</text:p>
          </table:table-cell>
          <table:table-cell office:value-type="float" office:value="0.043852" calcext:value-type="float">
            <text:p>0.043852</text:p>
          </table:table-cell>
          <table:table-cell office:value-type="float" office:value="0.511833" calcext:value-type="float">
            <text:p>0.5118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15569" calcext:value-type="float">
            <text:p>0.515569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515751" calcext:value-type="float">
            <text:p>0.515751</text:p>
          </table:table-cell>
          <table:table-cell office:value-type="float" office:value="0.429957" calcext:value-type="float">
            <text:p>0.429957</text:p>
          </table:table-cell>
          <table:table-cell office:value-type="float" office:value="0.044588" calcext:value-type="float">
            <text:p>0.044588</text:p>
          </table:table-cell>
          <table:table-cell office:value-type="float" office:value="0.039689" calcext:value-type="float">
            <text:p>0.039689</text:p>
          </table:table-cell>
          <table:table-cell office:value-type="float" office:value="0.515862" calcext:value-type="float">
            <text:p>0.5158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19465" calcext:value-type="float">
            <text:p>0.519465</text:p>
          </table:table-cell>
          <table:table-cell office:value-type="float" office:value="0.001717" calcext:value-type="float">
            <text:p>0.001717</text:p>
          </table:table-cell>
          <table:table-cell office:value-type="float" office:value="0.519631" calcext:value-type="float">
            <text:p>0.519631</text:p>
          </table:table-cell>
          <table:table-cell office:value-type="float" office:value="0.440765" calcext:value-type="float">
            <text:p>0.440765</text:p>
          </table:table-cell>
          <table:table-cell office:value-type="float" office:value="0.040676" calcext:value-type="float">
            <text:p>0.040676</text:p>
          </table:table-cell>
          <table:table-cell office:value-type="float" office:value="0.036073" calcext:value-type="float">
            <text:p>0.036073</text:p>
          </table:table-cell>
          <table:table-cell office:value-type="float" office:value="0.519743" calcext:value-type="float">
            <text:p>0.519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17942" calcext:value-type="float">
            <text:p>0.517942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518093" calcext:value-type="float">
            <text:p>0.518093</text:p>
          </table:table-cell>
          <table:table-cell office:value-type="float" office:value="0.445737" calcext:value-type="float">
            <text:p>0.445737</text:p>
          </table:table-cell>
          <table:table-cell office:value-type="float" office:value="0.037165" calcext:value-type="float">
            <text:p>0.037165</text:p>
          </table:table-cell>
          <table:table-cell office:value-type="float" office:value="0.032961" calcext:value-type="float">
            <text:p>0.032961</text:p>
          </table:table-cell>
          <table:table-cell office:value-type="float" office:value="0.518201" calcext:value-type="float">
            <text:p>0.518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18691" calcext:value-type="float">
            <text:p>0.518691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518836" calcext:value-type="float">
            <text:p>0.518836</text:p>
          </table:table-cell>
          <table:table-cell office:value-type="float" office:value="0.450009" calcext:value-type="float">
            <text:p>0.450009</text:p>
          </table:table-cell>
          <table:table-cell office:value-type="float" office:value="0.035147" calcext:value-type="float">
            <text:p>0.035147</text:p>
          </table:table-cell>
          <table:table-cell office:value-type="float" office:value="0.030735" calcext:value-type="float">
            <text:p>0.030735</text:p>
          </table:table-cell>
          <table:table-cell office:value-type="float" office:value="0.51895" calcext:value-type="float">
            <text:p>0.51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52797" calcext:value-type="float">
            <text:p>0.552797</text:p>
          </table:table-cell>
          <table:table-cell office:value-type="float" office:value="0.095589" calcext:value-type="float">
            <text:p>0.095589</text:p>
          </table:table-cell>
          <table:table-cell office:value-type="float" office:value="0.553933" calcext:value-type="float">
            <text:p>0.553933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290247" calcext:value-type="float">
            <text:p>0.290247</text:p>
          </table:table-cell>
          <table:table-cell office:value-type="float" office:value="0.261404" calcext:value-type="float">
            <text:p>0.261404</text:p>
          </table:table-cell>
          <table:table-cell office:value-type="float" office:value="0.554053" calcext:value-type="float">
            <text:p>0.554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70045" calcext:value-type="float">
            <text:p>0.470045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47065" calcext:value-type="float">
            <text:p>0.47065</text:p>
          </table:table-cell>
          <table:table-cell office:value-type="float" office:value="0.178938" calcext:value-type="float">
            <text:p>0.178938</text:p>
          </table:table-cell>
          <table:table-cell office:value-type="float" office:value="0.152188" calcext:value-type="float">
            <text:p>0.152188</text:p>
          </table:table-cell>
          <table:table-cell office:value-type="float" office:value="0.138296" calcext:value-type="float">
            <text:p>0.138296</text:p>
          </table:table-cell>
          <table:table-cell office:value-type="float" office:value="0.470767" calcext:value-type="float">
            <text:p>0.470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71474" calcext:value-type="float">
            <text:p>0.47147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269756" calcext:value-type="float">
            <text:p>0.269756</text:p>
          </table:table-cell>
          <table:table-cell office:value-type="float" office:value="0.106968" calcext:value-type="float">
            <text:p>0.106968</text:p>
          </table:table-cell>
          <table:table-cell office:value-type="float" office:value="0.094046" calcext:value-type="float">
            <text:p>0.094046</text:p>
          </table:table-cell>
          <table:table-cell office:value-type="float" office:value="0.471978" calcext:value-type="float">
            <text:p>0.4719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69107" calcext:value-type="float">
            <text:p>0.469107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469424" calcext:value-type="float">
            <text:p>0.469424</text:p>
          </table:table-cell>
          <table:table-cell office:value-type="float" office:value="0.318104" calcext:value-type="float">
            <text:p>0.318104</text:p>
          </table:table-cell>
          <table:table-cell office:value-type="float" office:value="0.079769" calcext:value-type="float">
            <text:p>0.079769</text:p>
          </table:table-cell>
          <table:table-cell office:value-type="float" office:value="0.070303" calcext:value-type="float">
            <text:p>0.070303</text:p>
          </table:table-cell>
          <table:table-cell office:value-type="float" office:value="0.469536" calcext:value-type="float">
            <text:p>0.469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71456" calcext:value-type="float">
            <text:p>0.471456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471726" calcext:value-type="float">
            <text:p>0.471726</text:p>
          </table:table-cell>
          <table:table-cell office:value-type="float" office:value="0.347131" calcext:value-type="float">
            <text:p>0.347131</text:p>
          </table:table-cell>
          <table:table-cell office:value-type="float" office:value="0.065703" calcext:value-type="float">
            <text:p>0.065703</text:p>
          </table:table-cell>
          <table:table-cell office:value-type="float" office:value="0.057605" calcext:value-type="float">
            <text:p>0.057605</text:p>
          </table:table-cell>
          <table:table-cell office:value-type="float" office:value="0.471834" calcext:value-type="float">
            <text:p>0.471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86323" calcext:value-type="float">
            <text:p>0.486323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486554" calcext:value-type="float">
            <text:p>0.486554</text:p>
          </table:table-cell>
          <table:table-cell office:value-type="float" office:value="0.37739" calcext:value-type="float">
            <text:p>0.37739</text:p>
          </table:table-cell>
          <table:table-cell office:value-type="float" office:value="0.057099" calcext:value-type="float">
            <text:p>0.057099</text:p>
          </table:table-cell>
          <table:table-cell office:value-type="float" office:value="0.050383" calcext:value-type="float">
            <text:p>0.050383</text:p>
          </table:table-cell>
          <table:table-cell office:value-type="float" office:value="0.486669" calcext:value-type="float">
            <text:p>0.4866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94117" calcext:value-type="float">
            <text:p>0.494117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494322" calcext:value-type="float">
            <text:p>0.494322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050215" calcext:value-type="float">
            <text:p>0.050215</text:p>
          </table:table-cell>
          <table:table-cell office:value-type="float" office:value="0.044547" calcext:value-type="float">
            <text:p>0.044547</text:p>
          </table:table-cell>
          <table:table-cell office:value-type="float" office:value="0.494437" calcext:value-type="float">
            <text:p>0.4944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96238" calcext:value-type="float">
            <text:p>0.496238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496421" calcext:value-type="float">
            <text:p>0.496421</text:p>
          </table:table-cell>
          <table:table-cell office:value-type="float" office:value="0.409704" calcext:value-type="float">
            <text:p>0.409704</text:p>
          </table:table-cell>
          <table:table-cell office:value-type="float" office:value="0.044787" calcext:value-type="float">
            <text:p>0.044787</text:p>
          </table:table-cell>
          <table:table-cell office:value-type="float" office:value="0.039617" calcext:value-type="float">
            <text:p>0.039617</text:p>
          </table:table-cell>
          <table:table-cell office:value-type="float" office:value="0.496537" calcext:value-type="float">
            <text:p>0.496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97347" calcext:value-type="float">
            <text:p>0.497347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497515" calcext:value-type="float">
            <text:p>0.497515</text:p>
          </table:table-cell>
          <table:table-cell office:value-type="float" office:value="0.417854" calcext:value-type="float">
            <text:p>0.417854</text:p>
          </table:table-cell>
          <table:table-cell office:value-type="float" office:value="0.041061" calcext:value-type="float">
            <text:p>0.041061</text:p>
          </table:table-cell>
          <table:table-cell office:value-type="float" office:value="0.036284" calcext:value-type="float">
            <text:p>0.036284</text:p>
          </table:table-cell>
          <table:table-cell office:value-type="float" office:value="0.497629" calcext:value-type="float">
            <text:p>0.497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96466" calcext:value-type="float">
            <text:p>0.496466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496617" calcext:value-type="float">
            <text:p>0.496617</text:p>
          </table:table-cell>
          <table:table-cell office:value-type="float" office:value="0.422593" calcext:value-type="float">
            <text:p>0.422593</text:p>
          </table:table-cell>
          <table:table-cell office:value-type="float" office:value="0.037364" calcext:value-type="float">
            <text:p>0.037364</text:p>
          </table:table-cell>
          <table:table-cell office:value-type="float" office:value="0.033083" calcext:value-type="float">
            <text:p>0.033083</text:p>
          </table:table-cell>
          <table:table-cell office:value-type="float" office:value="0.496729" calcext:value-type="float">
            <text:p>0.496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85904" calcext:value-type="float">
            <text:p>0.585904</text:p>
          </table:table-cell>
          <table:table-cell office:value-type="float" office:value="0.194586" calcext:value-type="float">
            <text:p>0.194586</text:p>
          </table:table-cell>
          <table:table-cell office:value-type="float" office:value="0.587116" calcext:value-type="float">
            <text:p>0.587116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307978" calcext:value-type="float">
            <text:p>0.307978</text:p>
          </table:table-cell>
          <table:table-cell office:value-type="float" office:value="0.277096" calcext:value-type="float">
            <text:p>0.277096</text:p>
          </table:table-cell>
          <table:table-cell office:value-type="float" office:value="0.587236" calcext:value-type="float">
            <text:p>0.587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390969" calcext:value-type="float">
            <text:p>0.390969</text:p>
          </table:table-cell>
          <table:table-cell office:value-type="float" office:value="0.092329" calcext:value-type="float">
            <text:p>0.092329</text:p>
          </table:table-cell>
          <table:table-cell office:value-type="float" office:value="0.155479" calcext:value-type="float">
            <text:p>0.155479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391063" calcext:value-type="float">
            <text:p>0.391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91301" calcext:value-type="float">
            <text:p>0.391301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391718" calcext:value-type="float">
            <text:p>0.391718</text:p>
          </table:table-cell>
          <table:table-cell office:value-type="float" office:value="0.18811" calcext:value-type="float">
            <text:p>0.18811</text:p>
          </table:table-cell>
          <table:table-cell office:value-type="float" office:value="0.107345" calcext:value-type="float">
            <text:p>0.107345</text:p>
          </table:table-cell>
          <table:table-cell office:value-type="float" office:value="0.094563" calcext:value-type="float">
            <text:p>0.094563</text:p>
          </table:table-cell>
          <table:table-cell office:value-type="float" office:value="0.391832" calcext:value-type="float">
            <text:p>0.391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88982" calcext:value-type="float">
            <text:p>0.388982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236199" calcext:value-type="float">
            <text:p>0.236199</text:p>
          </table:table-cell>
          <table:table-cell office:value-type="float" office:value="0.080537" calcext:value-type="float">
            <text:p>0.080537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.389414" calcext:value-type="float">
            <text:p>0.389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399783" calcext:value-type="float">
            <text:p>0.399783</text:p>
          </table:table-cell>
          <table:table-cell office:value-type="float" office:value="0.271053" calcext:value-type="float">
            <text:p>0.271053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59464" calcext:value-type="float">
            <text:p>0.059464</text:p>
          </table:table-cell>
          <table:table-cell office:value-type="float" office:value="0.399895" calcext:value-type="float">
            <text:p>0.399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09033" calcext:value-type="float">
            <text:p>0.4090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40927" calcext:value-type="float">
            <text:p>0.40927</text:p>
          </table:table-cell>
          <table:table-cell office:value-type="float" office:value="0.296325" calcext:value-type="float">
            <text:p>0.296325</text:p>
          </table:table-cell>
          <table:table-cell office:value-type="float" office:value="0.058716" calcext:value-type="float">
            <text:p>0.058716</text:p>
          </table:table-cell>
          <table:table-cell office:value-type="float" office:value="0.051948" calcext:value-type="float">
            <text:p>0.051948</text:p>
          </table:table-cell>
          <table:table-cell office:value-type="float" office:value="0.40938" calcext:value-type="float">
            <text:p>0.40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07878" calcext:value-type="float">
            <text:p>0.407878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408085" calcext:value-type="float">
            <text:p>0.408085</text:p>
          </table:table-cell>
          <table:table-cell office:value-type="float" office:value="0.310823" calcext:value-type="float">
            <text:p>0.310823</text:p>
          </table:table-cell>
          <table:table-cell office:value-type="float" office:value="0.050546" calcext:value-type="float">
            <text:p>0.050546</text:p>
          </table:table-cell>
          <table:table-cell office:value-type="float" office:value="0.044703" calcext:value-type="float">
            <text:p>0.044703</text:p>
          </table:table-cell>
          <table:table-cell office:value-type="float" office:value="0.408186" calcext:value-type="float">
            <text:p>0.408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07569" calcext:value-type="float">
            <text:p>0.407569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0.320792" calcext:value-type="float">
            <text:p>0.320792</text:p>
          </table:table-cell>
          <table:table-cell office:value-type="float" office:value="0.045103" calcext:value-type="float">
            <text:p>0.045103</text:p>
          </table:table-cell>
          <table:table-cell office:value-type="float" office:value="0.040184" calcext:value-type="float">
            <text:p>0.040184</text:p>
          </table:table-cell>
          <table:table-cell office:value-type="float" office:value="0.407875" calcext:value-type="float">
            <text:p>0.407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07533" calcext:value-type="float">
            <text:p>0.407533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.407701" calcext:value-type="float">
            <text:p>0.407701</text:p>
          </table:table-cell>
          <table:table-cell office:value-type="float" office:value="0.327887" calcext:value-type="float">
            <text:p>0.327887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036139" calcext:value-type="float">
            <text:p>0.036139</text:p>
          </table:table-cell>
          <table:table-cell office:value-type="float" office:value="0.407811" calcext:value-type="float">
            <text:p>0.407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91099" calcext:value-type="float">
            <text:p>0.591099</text:p>
          </table:table-cell>
          <table:table-cell office:value-type="float" office:value="0.231236" calcext:value-type="float">
            <text:p>0.231236</text:p>
          </table:table-cell>
          <table:table-cell office:value-type="float" office:value="0.592317" calcext:value-type="float">
            <text:p>0.592317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0.310993" calcext:value-type="float">
            <text:p>0.310993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592411" calcext:value-type="float">
            <text:p>0.592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5698" calcext:value-type="float">
            <text:p>0.3569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357601" calcext:value-type="float">
            <text:p>0.357601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155119" calcext:value-type="float">
            <text:p>0.155119</text:p>
          </table:table-cell>
          <table:table-cell office:value-type="float" office:value="0.141795" calcext:value-type="float">
            <text:p>0.141795</text:p>
          </table:table-cell>
          <table:table-cell office:value-type="float" office:value="0.357721" calcext:value-type="float">
            <text:p>0.357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58959" calcext:value-type="float">
            <text:p>0.358959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359385" calcext:value-type="float">
            <text:p>0.359385</text:p>
          </table:table-cell>
          <table:table-cell office:value-type="float" office:value="0.154743" calcext:value-type="float">
            <text:p>0.154743</text:p>
          </table:table-cell>
          <table:table-cell office:value-type="float" office:value="0.107966" calcext:value-type="float">
            <text:p>0.107966</text:p>
          </table:table-cell>
          <table:table-cell office:value-type="float" office:value="0.09543" calcext:value-type="float">
            <text:p>0.09543</text:p>
          </table:table-cell>
          <table:table-cell office:value-type="float" office:value="0.3595" calcext:value-type="float">
            <text:p>0.3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65956" calcext:value-type="float">
            <text:p>0.365956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366289" calcext:value-type="float">
            <text:p>0.366289</text:p>
          </table:table-cell>
          <table:table-cell office:value-type="float" office:value="0.207584" calcext:value-type="float">
            <text:p>0.207584</text:p>
          </table:table-cell>
          <table:table-cell office:value-type="float" office:value="0.083513" calcext:value-type="float">
            <text:p>0.083513</text:p>
          </table:table-cell>
          <table:table-cell office:value-type="float" office:value="0.073957" calcext:value-type="float">
            <text:p>0.073957</text:p>
          </table:table-cell>
          <table:table-cell office:value-type="float" office:value="0.366403" calcext:value-type="float">
            <text:p>0.366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74842" calcext:value-type="float">
            <text:p>0.3748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375121" calcext:value-type="float">
            <text:p>0.375121</text:p>
          </table:table-cell>
          <table:table-cell office:value-type="float" office:value="0.243053" calcext:value-type="float">
            <text:p>0.243053</text:p>
          </table:table-cell>
          <table:table-cell office:value-type="float" office:value="0.069279" calcext:value-type="float">
            <text:p>0.069279</text:p>
          </table:table-cell>
          <table:table-cell office:value-type="float" office:value="0.060957" calcext:value-type="float">
            <text:p>0.060957</text:p>
          </table:table-cell>
          <table:table-cell office:value-type="float" office:value="0.375229" calcext:value-type="float">
            <text:p>0.375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73871" calcext:value-type="float">
            <text:p>0.373871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37411" calcext:value-type="float">
            <text:p>0.37411</text:p>
          </table:table-cell>
          <table:table-cell office:value-type="float" office:value="0.262069" calcext:value-type="float">
            <text:p>0.262069</text:p>
          </table:table-cell>
          <table:table-cell office:value-type="float" office:value="0.058511" calcext:value-type="float">
            <text:p>0.058511</text:p>
          </table:table-cell>
          <table:table-cell office:value-type="float" office:value="0.051679" calcext:value-type="float">
            <text:p>0.051679</text:p>
          </table:table-cell>
          <table:table-cell office:value-type="float" office:value="0.374214" calcext:value-type="float">
            <text:p>0.374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72588" calcext:value-type="float">
            <text:p>0.372588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0.275399" calcext:value-type="float">
            <text:p>0.275399</text:p>
          </table:table-cell>
          <table:table-cell office:value-type="float" office:value="0.05039" calcext:value-type="float">
            <text:p>0.05039</text:p>
          </table:table-cell>
          <table:table-cell office:value-type="float" office:value="0.044637" calcext:value-type="float">
            <text:p>0.044637</text:p>
          </table:table-cell>
          <table:table-cell office:value-type="float" office:value="0.372923" calcext:value-type="float">
            <text:p>0.3729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72843" calcext:value-type="float">
            <text:p>0.372843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373029" calcext:value-type="float">
            <text:p>0.373029</text:p>
          </table:table-cell>
          <table:table-cell office:value-type="float" office:value="0.285365" calcext:value-type="float">
            <text:p>0.285365</text:p>
          </table:table-cell>
          <table:table-cell office:value-type="float" office:value="0.045166" calcext:value-type="float">
            <text:p>0.045166</text:p>
          </table:table-cell>
          <table:table-cell office:value-type="float" office:value="0.039921" calcext:value-type="float">
            <text:p>0.039921</text:p>
          </table:table-cell>
          <table:table-cell office:value-type="float" office:value="0.373135" calcext:value-type="float">
            <text:p>0.373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94827" calcext:value-type="float">
            <text:p>0.594827</text:p>
          </table:table-cell>
          <table:table-cell office:value-type="float" office:value="0.237854" calcext:value-type="float">
            <text:p>0.237854</text:p>
          </table:table-cell>
          <table:table-cell office:value-type="float" office:value="0.596046" calcext:value-type="float">
            <text:p>0.596046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313078" calcext:value-type="float">
            <text:p>0.313078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596163" calcext:value-type="float">
            <text:p>0.596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358099" calcext:value-type="float">
            <text:p>0.358099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35872" calcext:value-type="float">
            <text:p>0.35872</text:p>
          </table:table-cell>
          <table:table-cell office:value-type="float" office:value="0.057682" calcext:value-type="float">
            <text:p>0.057682</text:p>
          </table:table-cell>
          <table:table-cell office:value-type="float" office:value="0.156907" calcext:value-type="float">
            <text:p>0.156907</text:p>
          </table:table-cell>
          <table:table-cell office:value-type="float" office:value="0.143135" calcext:value-type="float">
            <text:p>0.143135</text:p>
          </table:table-cell>
          <table:table-cell office:value-type="float" office:value="0.358837" calcext:value-type="float">
            <text:p>0.3588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63712" calcext:value-type="float">
            <text:p>0.363712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364152" calcext:value-type="float">
            <text:p>0.364152</text:p>
          </table:table-cell>
          <table:table-cell office:value-type="float" office:value="0.152821" calcext:value-type="float">
            <text:p>0.152821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0.098962" calcext:value-type="float">
            <text:p>0.098962</text:p>
          </table:table-cell>
          <table:table-cell office:value-type="float" office:value="0.364262" calcext:value-type="float">
            <text:p>0.364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6826" calcext:value-type="float">
            <text:p>0.36826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368604" calcext:value-type="float">
            <text:p>0.368604</text:p>
          </table:table-cell>
          <table:table-cell office:value-type="float" office:value="0.206967" calcext:value-type="float">
            <text:p>0.206967</text:p>
          </table:table-cell>
          <table:table-cell office:value-type="float" office:value="0.084917" calcext:value-type="float">
            <text:p>0.084917</text:p>
          </table:table-cell>
          <table:table-cell office:value-type="float" office:value="0.075736" calcext:value-type="float">
            <text:p>0.075736</text:p>
          </table:table-cell>
          <table:table-cell office:value-type="float" office:value="0.368717" calcext:value-type="float">
            <text:p>0.368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68577" calcext:value-type="float">
            <text:p>0.368577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.368858" calcext:value-type="float">
            <text:p>0.368858</text:p>
          </table:table-cell>
          <table:table-cell office:value-type="float" office:value="0.237765" calcext:value-type="float">
            <text:p>0.237765</text:p>
          </table:table-cell>
          <table:table-cell office:value-type="float" office:value="0.068845" calcext:value-type="float">
            <text:p>0.068845</text:p>
          </table:table-cell>
          <table:table-cell office:value-type="float" office:value="0.060945" calcext:value-type="float">
            <text:p>0.060945</text:p>
          </table:table-cell>
          <table:table-cell office:value-type="float" office:value="0.368969" calcext:value-type="float">
            <text:p>0.368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66988" calcext:value-type="float">
            <text:p>0.366988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367228" calcext:value-type="float">
            <text:p>0.367228</text:p>
          </table:table-cell>
          <table:table-cell office:value-type="float" office:value="0.255853" calcext:value-type="float">
            <text:p>0.255853</text:p>
          </table:table-cell>
          <table:table-cell office:value-type="float" office:value="0.057886" calcext:value-type="float">
            <text:p>0.057886</text:p>
          </table:table-cell>
          <table:table-cell office:value-type="float" office:value="0.051206" calcext:value-type="float">
            <text:p>0.051206</text:p>
          </table:table-cell>
          <table:table-cell office:value-type="float" office:value="0.367345" calcext:value-type="float">
            <text:p>0.367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68917" calcext:value-type="float">
            <text:p>0.368917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369127" calcext:value-type="float">
            <text:p>0.369127</text:p>
          </table:table-cell>
          <table:table-cell office:value-type="float" office:value="0.271354" calcext:value-type="float">
            <text:p>0.271354</text:p>
          </table:table-cell>
          <table:table-cell office:value-type="float" office:value="0.050766" calcext:value-type="float">
            <text:p>0.050766</text:p>
          </table:table-cell>
          <table:table-cell office:value-type="float" office:value="0.044527" calcext:value-type="float">
            <text:p>0.044527</text:p>
          </table:table-cell>
          <table:table-cell office:value-type="float" office:value="0.369214" calcext:value-type="float">
            <text:p>0.369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99008" calcext:value-type="float">
            <text:p>0.599008</text:p>
          </table:table-cell>
          <table:table-cell office:value-type="float" office:value="0.260846" calcext:value-type="float">
            <text:p>0.260846</text:p>
          </table:table-cell>
          <table:table-cell office:value-type="float" office:value="0.60023" calcext:value-type="float">
            <text:p>0.60023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315279" calcext:value-type="float">
            <text:p>0.315279</text:p>
          </table:table-cell>
          <table:table-cell office:value-type="float" office:value="0.283167" calcext:value-type="float">
            <text:p>0.283167</text:p>
          </table:table-cell>
          <table:table-cell office:value-type="float" office:value="0.60035" calcext:value-type="float">
            <text:p>0.60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43608" calcext:value-type="float">
            <text:p>0.343608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344259" calcext:value-type="float">
            <text:p>0.344259</text:p>
          </table:table-cell>
          <table:table-cell office:value-type="float" office:value="0.034496" calcext:value-type="float">
            <text:p>0.034496</text:p>
          </table:table-cell>
          <table:table-cell office:value-type="float" office:value="0.161015" calcext:value-type="float">
            <text:p>0.161015</text:p>
          </table:table-cell>
          <table:table-cell office:value-type="float" office:value="0.147349" calcext:value-type="float">
            <text:p>0.147349</text:p>
          </table:table-cell>
          <table:table-cell office:value-type="float" office:value="0.344367" calcext:value-type="float">
            <text:p>0.3443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351451" calcext:value-type="float">
            <text:p>0.351451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351901" calcext:value-type="float">
            <text:p>0.351901</text:p>
          </table:table-cell>
          <table:table-cell office:value-type="float" office:value="0.134191" calcext:value-type="float">
            <text:p>0.134191</text:p>
          </table:table-cell>
          <table:table-cell office:value-type="float" office:value="0.114198" calcext:value-type="float">
            <text:p>0.114198</text:p>
          </table:table-cell>
          <table:table-cell office:value-type="float" office:value="0.101925" calcext:value-type="float">
            <text:p>0.101925</text:p>
          </table:table-cell>
          <table:table-cell office:value-type="float" office:value="0.352016" calcext:value-type="float">
            <text:p>0.35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44629" calcext:value-type="float">
            <text:p>0.34462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344973" calcext:value-type="float">
            <text:p>0.344973</text:p>
          </table:table-cell>
          <table:table-cell office:value-type="float" office:value="0.183632" calcext:value-type="float">
            <text:p>0.183632</text:p>
          </table:table-cell>
          <table:table-cell office:value-type="float" office:value="0.084569" calcext:value-type="float">
            <text:p>0.084569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34508" calcext:value-type="float">
            <text:p>0.34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45682" calcext:value-type="float">
            <text:p>0.345682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345964" calcext:value-type="float">
            <text:p>0.345964</text:p>
          </table:table-cell>
          <table:table-cell office:value-type="float" office:value="0.214735" calcext:value-type="float">
            <text:p>0.214735</text:p>
          </table:table-cell>
          <table:table-cell office:value-type="float" office:value="0.068643" calcext:value-type="float">
            <text:p>0.068643</text:p>
          </table:table-cell>
          <table:table-cell office:value-type="float" office:value="0.060752" calcext:value-type="float">
            <text:p>0.060752</text:p>
          </table:table-cell>
          <table:table-cell office:value-type="float" office:value="0.346078" calcext:value-type="float">
            <text:p>0.346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44623" calcext:value-type="float">
            <text:p>0.344623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344863" calcext:value-type="float">
            <text:p>0.344863</text:p>
          </table:table-cell>
          <table:table-cell office:value-type="float" office:value="0.234312" calcext:value-type="float">
            <text:p>0.234312</text:p>
          </table:table-cell>
          <table:table-cell office:value-type="float" office:value="0.05797" calcext:value-type="float">
            <text:p>0.05797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344954" calcext:value-type="float">
            <text:p>0.344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15681" calcext:value-type="float">
            <text:p>0.615681</text:p>
          </table:table-cell>
          <table:table-cell office:value-type="float" office:value="0.281679" calcext:value-type="float">
            <text:p>0.281679</text:p>
          </table:table-cell>
          <table:table-cell office:value-type="float" office:value="0.616957" calcext:value-type="float">
            <text:p>0.616957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323571" calcext:value-type="float">
            <text:p>0.323571</text:p>
          </table:table-cell>
          <table:table-cell office:value-type="float" office:value="0.29149" calcext:value-type="float">
            <text:p>0.29149</text:p>
          </table:table-cell>
          <table:table-cell office:value-type="float" office:value="0.617075" calcext:value-type="float">
            <text:p>0.617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339884" calcext:value-type="float">
            <text:p>0.339884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340546" calcext:value-type="float">
            <text:p>0.340546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0.165291" calcext:value-type="float">
            <text:p>0.165291</text:p>
          </table:table-cell>
          <table:table-cell office:value-type="float" office:value="0.151326" calcext:value-type="float">
            <text:p>0.151326</text:p>
          </table:table-cell>
          <table:table-cell office:value-type="float" office:value="0.340667" calcext:value-type="float">
            <text:p>0.34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338757" calcext:value-type="float">
            <text:p>0.338757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339206" calcext:value-type="float">
            <text:p>0.339206</text:p>
          </table:table-cell>
          <table:table-cell office:value-type="float" office:value="0.122472" calcext:value-type="float">
            <text:p>0.122472</text:p>
          </table:table-cell>
          <table:table-cell office:value-type="float" office:value="0.113776" calcext:value-type="float">
            <text:p>0.113776</text:p>
          </table:table-cell>
          <table:table-cell office:value-type="float" office:value="0.101943" calcext:value-type="float">
            <text:p>0.101943</text:p>
          </table:table-cell>
          <table:table-cell office:value-type="float" office:value="0.339317" calcext:value-type="float">
            <text:p>0.339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335865" calcext:value-type="float">
            <text:p>0.335865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33621" calcext:value-type="float">
            <text:p>0.33621</text:p>
          </table:table-cell>
          <table:table-cell office:value-type="float" office:value="0.172833" calcext:value-type="float">
            <text:p>0.172833</text:p>
          </table:table-cell>
          <table:table-cell office:value-type="float" office:value="0.085522" calcext:value-type="float">
            <text:p>0.085522</text:p>
          </table:table-cell>
          <table:table-cell office:value-type="float" office:value="0.07621" calcext:value-type="float">
            <text:p>0.07621</text:p>
          </table:table-cell>
          <table:table-cell office:value-type="float" office:value="0.336322" calcext:value-type="float">
            <text:p>0.336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34433" calcext:value-type="float">
            <text:p>0.334433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334714" calcext:value-type="float">
            <text:p>0.334714</text:p>
          </table:table-cell>
          <table:table-cell office:value-type="float" office:value="0.203278" calcext:value-type="float">
            <text:p>0.203278</text:p>
          </table:table-cell>
          <table:table-cell office:value-type="float" office:value="0.068682" calcext:value-type="float">
            <text:p>0.068682</text:p>
          </table:table-cell>
          <table:table-cell office:value-type="float" office:value="0.060788" calcext:value-type="float">
            <text:p>0.060788</text:p>
          </table:table-cell>
          <table:table-cell office:value-type="float" office:value="0.33483" calcext:value-type="float">
            <text:p>0.33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31227" calcext:value-type="float">
            <text:p>0.631227</text:p>
          </table:table-cell>
          <table:table-cell office:value-type="float" office:value="0.300203" calcext:value-type="float">
            <text:p>0.300203</text:p>
          </table:table-cell>
          <table:table-cell office:value-type="float" office:value="0.632521" calcext:value-type="float">
            <text:p>0.632521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331474" calcext:value-type="float">
            <text:p>0.331474</text:p>
          </table:table-cell>
          <table:table-cell office:value-type="float" office:value="0.299158" calcext:value-type="float">
            <text:p>0.299158</text:p>
          </table:table-cell>
          <table:table-cell office:value-type="float" office:value="0.632644" calcext:value-type="float">
            <text:p>0.632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2802" calcext:value-type="float">
            <text:p>0.32802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328683" calcext:value-type="float">
            <text:p>0.328683</text:p>
          </table:table-cell>
          <table:table-cell office:value-type="float" office:value="0.009566" calcext:value-type="float">
            <text:p>0.009566</text:p>
          </table:table-cell>
          <table:table-cell office:value-type="float" office:value="0.165374" calcext:value-type="float">
            <text:p>0.165374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0.328797" calcext:value-type="float">
            <text:p>0.3287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27845" calcext:value-type="float">
            <text:p>0.327845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0.328298" calcext:value-type="float">
            <text:p>0.328298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11338" calcext:value-type="float">
            <text:p>0.11338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328412" calcext:value-type="float">
            <text:p>0.3284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25103" calcext:value-type="float">
            <text:p>0.325103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325448" calcext:value-type="float">
            <text:p>0.325448</text:p>
          </table:table-cell>
          <table:table-cell office:value-type="float" office:value="0.163566" calcext:value-type="float">
            <text:p>0.163566</text:p>
          </table:table-cell>
          <table:table-cell office:value-type="float" office:value="0.084808" calcext:value-type="float">
            <text:p>0.084808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0.325563" calcext:value-type="float">
            <text:p>0.3255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30551" calcext:value-type="float">
            <text:p>0.630551</text:p>
          </table:table-cell>
          <table:table-cell office:value-type="float" office:value="0.29571" calcext:value-type="float">
            <text:p>0.29571</text:p>
          </table:table-cell>
          <table:table-cell office:value-type="float" office:value="0.631847" calcext:value-type="float">
            <text:p>0.63184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330982" calcext:value-type="float">
            <text:p>0.330982</text:p>
          </table:table-cell>
          <table:table-cell office:value-type="float" office:value="0.298932" calcext:value-type="float">
            <text:p>0.298932</text:p>
          </table:table-cell>
          <table:table-cell office:value-type="float" office:value="0.63196" calcext:value-type="float">
            <text:p>0.63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35303" calcext:value-type="float">
            <text:p>0.335303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33597" calcext:value-type="float">
            <text:p>0.33597</text:p>
          </table:table-cell>
          <table:table-cell office:value-type="float" office:value="0.017514" calcext:value-type="float">
            <text:p>0.017514</text:p>
          </table:table-cell>
          <table:table-cell office:value-type="float" office:value="0.166245" calcext:value-type="float">
            <text:p>0.166245</text:p>
          </table:table-cell>
          <table:table-cell office:value-type="float" office:value="0.150928" calcext:value-type="float">
            <text:p>0.150928</text:p>
          </table:table-cell>
          <table:table-cell office:value-type="float" office:value="0.336085" calcext:value-type="float">
            <text:p>0.3360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34293" calcext:value-type="float">
            <text:p>0.334293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334746" calcext:value-type="float">
            <text:p>0.334746</text:p>
          </table:table-cell>
          <table:table-cell office:value-type="float" office:value="0.117052" calcext:value-type="float">
            <text:p>0.117052</text:p>
          </table:table-cell>
          <table:table-cell office:value-type="float" office:value="0.113892" calcext:value-type="float">
            <text:p>0.113892</text:p>
          </table:table-cell>
          <table:table-cell office:value-type="float" office:value="0.10188" calcext:value-type="float">
            <text:p>0.10188</text:p>
          </table:table-cell>
          <table:table-cell office:value-type="float" office:value="0.334857" calcext:value-type="float">
            <text:p>0.334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7689" calcext:value-type="float">
            <text:p>0.627689</text:p>
          </table:table-cell>
          <table:table-cell office:value-type="float" office:value="0.329811" calcext:value-type="float">
            <text:p>0.329811</text:p>
          </table:table-cell>
          <table:table-cell office:value-type="float" office:value="0.628985" calcext:value-type="float">
            <text:p>0.628985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329206" calcext:value-type="float">
            <text:p>0.329206</text:p>
          </table:table-cell>
          <table:table-cell office:value-type="float" office:value="0.297806" calcext:value-type="float">
            <text:p>0.297806</text:p>
          </table:table-cell>
          <table:table-cell office:value-type="float" office:value="0.629103" calcext:value-type="float">
            <text:p>0.629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3413" calcext:value-type="float">
            <text:p>0.323413</text:p>
          </table:table-cell>
          <table:table-cell office:value-type="float" office:value="0.026128" calcext:value-type="float">
            <text:p>0.026128</text:p>
          </table:table-cell>
          <table:table-cell office:value-type="float" office:value="0.324079" calcext:value-type="float">
            <text:p>0.324079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164854" calcext:value-type="float">
            <text:p>0.164854</text:p>
          </table:table-cell>
          <table:table-cell office:value-type="float" office:value="0.150282" calcext:value-type="float">
            <text:p>0.150282</text:p>
          </table:table-cell>
          <table:table-cell office:value-type="float" office:value="0.324195" calcext:value-type="float">
            <text:p>0.324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02863" calcext:value-type="float">
            <text:p>0.602863</text:p>
          </table:table-cell>
          <table:table-cell office:value-type="float" office:value="0.308406" calcext:value-type="float">
            <text:p>0.308406</text:p>
          </table:table-cell>
          <table:table-cell office:value-type="float" office:value="0.604156" calcext:value-type="float">
            <text:p>0.604156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316083" calcext:value-type="float">
            <text:p>0.316083</text:p>
          </table:table-cell>
          <table:table-cell office:value-type="float" office:value="0.285943" calcext:value-type="float">
            <text:p>0.285943</text:p>
          </table:table-cell>
          <table:table-cell office:value-type="float" office:value="0.604278" calcext:value-type="float">
            <text:p>0.604278</text:p>
          </table:table-cell>
        </table:table-row>
      </table:table>
      <table:named-expressions/>
      <table:database-ranges>
        <table:database-range table:name="__Anonymous_Sheet_DB__0" table:target-range-address="performance_result_100_chunksize1000.A1:performance_result_100_chunksize1000.J12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3:35:12.89940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03:35:13.341423036</meta:creation-date>
    <dc:title>SveinGunnar</dc:title>
    <meta:editing-duration>PT2M55S</meta:editing-duration>
    <meta:editing-cycles>2</meta:editing-cycles>
    <meta:generator>LibreOffice/6.3.5.2$Linux_X86_64 LibreOffice_project/30$Build-2</meta:generator>
    <dc:date>2020-04-24T03:38:07.979897180</dc:date>
    <meta:document-statistic meta:table-count="1" meta:cell-count="1200" meta:object-count="0"/>
    <meta:template xlink:type="simple" xlink:actuate="onRequest" xlink:title="SveinGunnar" xlink:href="../../../../../Templates/SveinGunnar.ots" meta:date="2020-04-24T03:35:12.946577015"/>
  </office:meta>
</office:document-meta>
</file>